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74cm" fo:border-left="none" fo:border-right="none" fo:border-top="none" fo:border-bottom="0.002cm solid #000000" style:join-border="false"/>
    </style:style>
    <style:style style:name="P2" style:family="paragraph" style:parent-style-name="Text_20_body">
      <style:text-properties fo:font-style="normal" style:font-style-asian="normal" style:font-style-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Text_20_body">
      <style:paragraph-properties fo:keep-with-next="always"/>
    </style:style>
    <style:style style:name="P6" style:family="paragraph" style:parent-style-name="Text_20_body">
      <style:paragraph-properties fo:keep-together="always" fo:keep-with-next="always"/>
    </style:style>
    <style:style style:name="P7" style:family="paragraph" style:parent-style-name="Text_20_body">
      <style:paragraph-properties fo:keep-with-next="always"/>
      <style:text-properties fo:font-style="normal" style:font-style-asian="normal" style:font-style-complex="normal"/>
    </style:style>
    <style:style style:name="P8" style:family="paragraph" style:parent-style-name="Dateinamen">
      <style:paragraph-properties fo:keep-with-next="always"/>
      <style:text-properties fo:font-style="normal" style:font-style-asian="normal" style:font-style-complex="normal"/>
    </style:style>
    <style:style style:name="P9" style:family="paragraph" style:parent-style-name="Text_20_body">
      <style:paragraph-properties fo:margin-left="2cm" fo:margin-right="0cm" fo:text-indent="0cm" style:auto-text-indent="false" fo:background-color="#e6e6e6" fo:keep-with-next="always">
        <style:background-image/>
      </style:paragraph-properties>
      <style:text-properties fo:language="zxx" fo:country="none"/>
    </style:style>
    <style:style style:name="P10" style:family="paragraph" style:parent-style-name="Text_20_body">
      <style:paragraph-properties fo:margin-left="2cm" fo:margin-right="0cm" fo:text-indent="0cm" style:auto-text-indent="false"/>
    </style:style>
    <style:style style:name="P11" style:family="paragraph" style:parent-style-name="Text_20_body">
      <style:paragraph-properties fo:margin-left="4.001cm" fo:margin-right="0cm" fo:text-indent="-2cm" style:auto-text-indent="false" fo:background-color="#e6e6e6" fo:keep-with-next="always">
        <style:tab-stops/>
        <style:background-image/>
      </style:paragraph-properties>
      <style:text-properties fo:language="zxx" fo:country="none"/>
    </style:style>
    <style:style style:name="P12" style:family="paragraph" style:parent-style-name="Heading_20_2">
      <style:text-properties fo:font-style="normal" style:font-style-asian="normal" style:font-style-complex="normal"/>
    </style:style>
    <style:style style:name="P13" style:family="paragraph" style:parent-style-name="Dateinamen">
      <style:text-properties fo:font-style="normal" style:font-style-asian="normal" style:font-style-complex="normal"/>
    </style:style>
    <style:style style:name="P14" style:family="paragraph" style:parent-style-name="Heading_20_1">
      <style:text-properties fo:font-style="normal" style:font-style-asian="normal" style:font-style-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master-page-name="">
      <style:paragraph-properties fo:keep-with-next="always"/>
    </style:style>
    <style:style style:name="P18" style:family="paragraph" style:parent-style-name="Text_20_body" style:master-page-name="">
      <style:paragraph-properties fo:keep-with-next="always"/>
    </style:style>
    <style:style style:name="P19" style:family="paragraph" style:parent-style-name="Text_20_body" style:master-page-name="">
      <style:paragraph-properties fo:margin-left="2cm" fo:margin-right="0cm" fo:text-indent="0cm" style:auto-text-indent="false" fo:background-color="#e6e6e6" fo:keep-with-next="always">
        <style:background-image/>
      </style:paragraph-properties>
      <style:text-properties fo:language="zxx" fo:country="none"/>
    </style:style>
    <style:style style:name="P20" style:family="paragraph" style:parent-style-name="Text_20_body" style:master-page-name="">
      <style:paragraph-properties fo:keep-with-next="always"/>
    </style:style>
    <style:style style:name="P21" style:family="paragraph" style:parent-style-name="Text_20_body" style:list-style-name="L2">
      <style:paragraph-properties fo:keep-with-next="always"/>
    </style:style>
    <style:style style:name="P22" style:family="paragraph" style:parent-style-name="Text_20_body" style:list-style-name="L2">
      <style:paragraph-properties fo:keep-with-next="always"/>
    </style:style>
    <style:style style:name="P23" style:family="paragraph" style:parent-style-name="Text_20_body" style:list-style-name="L2">
      <style:paragraph-properties fo:keep-with-next="always"/>
    </style:style>
    <style:style style:name="P24" style:family="paragraph" style:parent-style-name="Heading_20_1" style:master-page-name="">
      <style:paragraph-properties fo:keep-with-next="always"/>
      <style:text-properties fo:font-style="normal" style:font-style-asian="normal" style:font-style-complex="normal"/>
    </style:style>
    <style:style style:name="P25" style:family="paragraph" style:parent-style-name="Heading_20_2" style:master-pag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line-through-style="solid" fo:font-style="normal" style:font-style-asian="normal"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urzdarstellung</text:h>
      <text:p text:style-name="Text_20_body">Wir mögen Fernsehserien so sehr, dass wir sie archivieren. Wenn wir sie bekommen haben die einzelnen Videos Dateinamen in denen prinzipiell schon alle Information vorhanden sind. Leider sind diese Dateinamen schlichtweg nicht schön:</text:p>
      <text:p text:style-name="Dateinamen">The.Simpsons.S18E10.PDTV.XviD-NoTV.av</text:p>
      <text:p text:style-name="Dateinamen">The.Simpsons.S18E12.PDTV.XviD-LOL.avi</text:p>
      <text:p text:style-name="Dateinamen">The.Simpsons.S18E13.PDTV.XviD-2HD.avi</text:p>
      <text:p text:style-name="Text_20_body">Schöner wäre:</text:p>
      <text:p text:style-name="Dateinamen">The Simpsons – 18x10.avi</text:p>
      <text:p text:style-name="Dateinamen">The Simpsons - 18x12.avi</text:p>
      <text:p text:style-name="Dateinamen">The Simpsons - 18x13.avi</text:p>
      <text:p text:style-name="Text_20_body">Genau dies soll das Programm „Renamer“ leisten.</text:p>
      <text:p text:style-name="Text_20_body">Wenn man sich den Markt für Programme anschaut, die Dateien umbenennen, stellt man fest, dass es schon eine unglaubliche Menge an Programmen gibt die eine ähnliche Funktionalität besitzen. Warum noch ein Weiteres?</text:p>
      <text:p text:style-name="Text_20_body">Alle diese Programme funktionieren gut, wenn man alle Dateien, die man umbenennen möchte schon auf der Festplatte hat. Diese benennt man um und danach hat das Programm seinen Dienst getan.</text:p>
      <text:p text:style-name="Text_20_body">Unsere Situation stellt sich jedoch anders dar: Es ist abzusehen, dass viele Dateien umbenannt werden sollen, jedoch sind diese noch gar nicht verfügbar. Es ist schwierig den richtigen Zeitpunkt abzupassen, wann genug Dateien da sind, dass es sich lohnen würde die in einem Rutsch umzubenennen. Und selbst dann kommt nächste Woche garantiert die nächste Folge raus.</text:p>
      <text:p text:style-name="Text_20_body">Unser Programm unterscheidet sich von allen anderen dadurch, dass wir eine Art Langzeitgedächtnis aufbauen. Die Regeln nach denen Dateien umbenannt werden, werden nach dem Umbenennen gespeichert. </text:p>
      <text:p text:style-name="Text_20_body">Dies hat zur Folge, dass es keinen Unterschied macht, ob man viele Dateien auf einmal oder wenige Dateien häufig umbenennt. Der Aufwand ist der sel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100%" fo:orphans="3" fo:widows="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inamen" style:family="paragraph" style:parent-style-name="Text_20_body" style:class="text" style:master-page-name="">
      <style:paragraph-properties fo:background-color="#cccccc">
        <style:background-image/>
      </style:paragraph-properties>
      <style:text-properties style:font-name="Courier New" fo:language="zxx"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ImText" style:family="text">
      <style:text-properties style:font-name="Courier New" fo:language="zxx"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padding="0.074cm" fo:border-left="none" fo:border-right="none" fo:border-top="none" fo:border-bottom="0.002cm solid #000000" style:join-border="false"/>
    </style:style>
    <style:style style:name="T1" style:family="text">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ab/><text:span text:style-name="T1">Renamer</text:span> – Hallman, Wagner</text:p>
      </style:header>
      <style:footer>
        <text:p text:style-name="P1"><text:tab/><text:tab/></text:p>
        <text:p text:style-name="Footer"><text:tab/>- <text:page-number text:select-page="current">1</text:page-number> / <text:page-count>1</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5-13T13:57:51</meta:creation-date>
    <dc:creator>Artur Hallmann</dc:creator>
    <dc:date>2007-06-12T11:23:51</dc:date>
    <dc:language>de-DE</dc:language>
    <meta:editing-cycles>95</meta:editing-cycles>
    <meta:editing-duration>P1DT0H45M42S</meta:editing-duration>
    <meta:user-defined meta:name="Info 1"/>
    <meta:user-defined meta:name="Info 2"/>
    <meta:user-defined meta:name="Info 3"/>
    <meta:user-defined meta:name="Info 4"/>
    <meta:document-statistic meta:table-count="0" meta:image-count="0" meta:object-count="0" meta:page-count="1" meta:paragraph-count="18" meta:word-count="236" meta:character-count="1640"/>
  </office:meta>
</office:document-meta>
</file>